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2.3228in"/>
    </style:style>
    <style:style style:name="co5" style:family="table-column">
      <style:table-column-properties fo:break-before="auto" style:column-width="3.1445in"/>
    </style:style>
    <style:style style:name="co6" style:family="table-column">
      <style:table-column-properties fo:break-before="auto" style:column-width="4.9555in"/>
    </style:style>
    <style:style style:name="co7" style:family="table-column">
      <style:table-column-properties fo:break-before="auto" style:column-width="2.1272in"/>
    </style:style>
    <style:style style:name="co8" style:family="table-column">
      <style:table-column-properties fo:break-before="auto" style:column-width="1.8055in"/>
    </style:style>
    <style:style style:name="co9" style:family="table-column">
      <style:table-column-properties fo:break-before="auto" style:column-width="2.2154in"/>
    </style:style>
    <style:style style:name="co10" style:family="table-column">
      <style:table-column-properties fo:break-before="auto" style:column-width="2.155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3681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_Nucleo-L432kc" table:style-name="ta1">
        <table:table-column table:style-name="co1" table:default-cell-style-name="ce24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23" office:value-type="string" calcext:value-type="string">
            <text:p>#</text:p>
          </table:table-cell>
          <table:table-cell table:style-name="ce23" office:value-type="string" calcext:value-type="string">
            <text:p>Reference</text:p>
          </table:table-cell>
          <table:table-cell table:style-name="ce23" office:value-type="string" calcext:value-type="string">
            <text:p>Qty</text:p>
          </table:table-cell>
          <table:table-cell table:style-name="ce23" office:value-type="string" calcext:value-type="string">
            <text:p>Valu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Footprint</text:p>
          </table:table-cell>
          <table:table-cell table:style-name="ce23" office:value-type="string" calcext:value-type="string">
            <text:p>MPN</text:p>
          </table:table-cell>
          <table:table-cell table:style-name="ce29" office:value-type="string" calcext:value-type="string">
            <text:p>Manufacturer</text:p>
          </table:table-cell>
          <table:table-cell table:style-name="ce23" office:value-type="string" calcext:value-type="string">
            <text:p>Vendor Website</text:p>
          </table:table-cell>
          <table:table-cell table:style-name="ce23" office:value-type="string" calcext:value-type="string">
            <text:p>Disponibilité CEDMS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Buffer non inverseur 3-state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SN74AHC1G125DBVT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fr.farnell.com/texas-instruments/sn74ahc1g125dbvt/ic-sm-logic-74ahc1g-buffer/dp/1607808?ost=sn74ahc1g125dbvt" xlink:type="simple">https://fr.farnell.com/texas-instruments/sn74ahc1g125dbvt/ic-sm-logic-74ahc1g-buffer/dp/1607808?ost=sn74ahc1g125dbvt</text:a></text:p>
          </table:table-cell>
          <table:table-cell table:style-name="ce30" office:value-type="string" calcext:value-type="string">
            <text:p>Pas sûre</text:p>
          </table:table-cell>
          <table:table-cell table:number-columns-repeated="1014"/>
        </table:table-row>
        <table:table-row table:style-name="ro2"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C1, C7, C9, C1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10u</text:p>
          </table:table-cell>
          <table:table-cell table:style-name="ce27" office:value-type="string" calcext:value-type="string">
            <text:p>condensateur ceramique SMD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27" office:value-type="string" calcext:value-type="string">
            <text:p>GRM21BC81C106KE15L</text:p>
          </table:table-cell>
          <table:table-cell table:style-name="ce27" office:value-type="string" calcext:value-type="string">
            <text:p>Murata</text:p>
          </table:table-cell>
          <table:table-cell table:style-name="ce27" office:value-type="string" calcext:value-type="string">
            <text:p><text:a xlink:href="https://fr.farnell.com/murata/grm21bc81c106ke15l/condensateur-10-f-16v-10-x6s-0805/dp/1907513?st=condensateur%2010%20uf%200805" xlink:type="simple">https://fr.farnell.com/murata/grm21bc81c106ke15l/condensateur-10-f-16v-10-x6s-0805/dp/1907513?st=condensateur%2010%20uf%200805</text:a></text:p>
          </table:table-cell>
          <table:table-cell table:style-name="ce31" office:value-type="string" calcext:value-type="string">
            <text:p>Oui</text:p>
          </table:table-cell>
          <table:table-cell table:style-name="ce33" table:number-columns-repeated="1014"/>
        </table:table-row>
        <table:table-row table:style-name="ro2"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C2, C3, C4, C5, C6, C8, C10, C11, C14</text:p>
          </table:table-cell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100n</text:p>
          </table:table-cell>
          <table:table-cell table:style-name="ce27" office:value-type="string" calcext:value-type="string">
            <text:p>condensateur ceramique SMD</text:p>
          </table:table-cell>
          <table:table-cell table:style-name="ce27" office:value-type="string" calcext:value-type="string">
            <text:p>Capacitor_SMD:C_0805_2012Metric</text:p>
          </table:table-cell>
          <table:table-cell table:style-name="ce27" office:value-type="string" calcext:value-type="string">
            <text:p>08055C104KAT4A</text:p>
          </table:table-cell>
          <table:table-cell table:style-name="ce27" office:value-type="string" calcext:value-type="string">
            <text:p>Kyocera</text:p>
          </table:table-cell>
          <table:table-cell table:style-name="ce27" office:value-type="string" calcext:value-type="string">
            <text:p><text:a xlink:href="https://fr.farnell.com/avx/08055c104kat4a/condensateur-0-1-f-50v-10-x7r/dp/2332787?st=condensateur%20100%20nf%200805" xlink:type="simple">https://fr.farnell.com/avx/08055c104kat4a/condensateur-0-1-f-50v-10-x7r/dp/2332787?st=condensateur%20100%20nf%200805</text:a></text:p>
          </table:table-cell>
          <table:table-cell table:style-name="ce31" office:value-type="string" calcext:value-type="string">
            <text:p>Oui</text:p>
          </table:table-cell>
          <table:table-cell table:style-name="ce33"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CAN buffer</text:p>
          </table:table-cell>
          <table:table-cell office:value-type="string" calcext:value-type="string">
            <text:p>footprints:SO-8_STM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l9616/transceiver-can-1mbaud-5-5v-soic/dp/2807108" xlink:type="simple">https://fr.farnell.com/stmicroelectronics/l9616/transceiver-can-1mbaud-5-5v-soic/dp/2807108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_EXPRESS_CARD</text:p>
          </table:table-cell>
          <table:table-cell office:value-type="string" calcext:value-type="string">
            <text:p>PCI express connnecteur 90 degrée</text:p>
          </table:table-cell>
          <table:table-cell office:value-type="string" calcext:value-type="string">
            <text:p>Connector_PCBEdge:BUS_PCI_Express_Mini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<text:a xlink:href="https://fr.farnell.com/te-connectivity/2041119-1/conn-bord-de-carte-fem-52-voies/dp/3226791?st=mini%20pcie%20connecteur" xlink:type="simple">https://fr.farnell.com/te-connectivity/2041119-1/conn-bord-de-carte-fem-52-voies/dp/3226791?st=mini%20pcie%20connecteur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Connecteur du flatsat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SAMTEC SSW-120-02-L-D-RA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I2C_Grove</text:p>
          </table:table-cell>
          <table:table-cell table:style-name="ce27" office:value-type="string" calcext:value-type="string">
            <text:p>Connecteur generic pour I2C</text:p>
          </table:table-cell>
          <table:table-cell table:style-name="ce27" office:value-type="string" calcext:value-type="string">
            <text:p>Connector_PinSocket_2.54mm:PinSocket_1x04_P2.54mm_Vertical</text:p>
          </table:table-cell>
          <table:table-cell table:style-name="ce27" office:value-type="string" calcext:value-type="string">
            <text:p>310-47-104-41-001000</text:p>
          </table:table-cell>
          <table:table-cell table:style-name="ce27" office:value-type="string" calcext:value-type="string">
            <text:p>MILL MAX</text:p>
          </table:table-cell>
          <table:table-cell table:style-name="ce27" office:value-type="string" calcext:value-type="string">
            <text:p><text:a xlink:href="https://fr.farnell.com/mill-max/310-47-104-41-001000/sip-socket-4pos-2-54mm-through/dp/2889860" xlink:type="simple">https://fr.farnell.com/mill-max/310-47-104-41-001000/sip-socket-4pos-2-54mm-through/dp/2889860</text:a></text:p>
          </table:table-cell>
          <table:table-cell table:style-name="ce30" office:value-type="string" calcext:value-type="string">
            <text:p>Pas sûre</text:p>
          </table:table-cell>
          <table:table-cell table:style-name="ce33" table:number-columns-repeated="1014"/>
        </table:table-row>
        <table:table-row table:style-name="ro2"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J3, J8, J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I2C_Grove</text:p>
          </table:table-cell>
          <table:table-cell table:style-name="ce27" office:value-type="string" calcext:value-type="string">
            <text:p>Connecteur Grove</text:p>
          </table:table-cell>
          <table:table-cell table:style-name="ce27" office:value-type="string" calcext:value-type="string">
            <text:p>Connector:NS-Tech_Grove_1x04_P2mm_Vertical</text:p>
          </table:table-cell>
          <table:table-cell table:style-name="ce27" office:value-type="string" calcext:value-type="string">
            <text:p>110990030-10P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<text:a xlink:href="https://fr.farnell.com/seeed-studio/110990030/grove-connector-4p-2mm-10pk/dp/3446727" xlink:type="simple">https://fr.farnell.com/seeed-studio/110990030/grove-connector-4p-2mm-10pk/dp/3446727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J4,J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Conn_01x08</text:p>
          </table:table-cell>
          <table:table-cell table:style-name="ce27" office:value-type="string" calcext:value-type="string">
            <text:p>Connecteur pour le mikrobus </text:p>
          </table:table-cell>
          <table:table-cell table:style-name="ce27" office:value-type="string" calcext:value-type="string">
            <text:p>Conn_mikro:MIkrobus_Connector</text:p>
          </table:table-cell>
          <table:table-cell table:style-name="ce27" office:value-type="string" calcext:value-type="string">
            <text:p>310-47-108-41-001000</text:p>
          </table:table-cell>
          <table:table-cell table:style-name="ce27" office:value-type="string" calcext:value-type="string">
            <text:p>MILL MAX</text:p>
          </table:table-cell>
          <table:table-cell table:style-name="ce27" office:value-type="string" calcext:value-type="string">
            <text:p><text:a xlink:href="https://fr.farnell.com/mill-max/310-47-108-41-001000/sip-socket-8pos-2-54mm-through/dp/2889862?st=connecteur,%20%20socket,%20sip,%208%20contact" xlink:type="simple">https://fr.farnell.com/mill-max/310-47-108-41-001000/sip-socket-8pos-2-54mm-through/dp/2889862?st=connecteur,%20%20socket,%20sip,%208%20contact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6, J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eur pour debbuguer la carte Nucleo32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CES-115-01-T-S .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fr.farnell.com/samtec/ces-115-01-t-s/conn-femelle-15-voies-1-rangee/dp/3584862?st=embase%20pcb,%202.54%20mm,%201%20rangée(s)%2015%20contact(s)" xlink:type="simple">https://fr.farnell.com/samtec/ces-115-01-t-s/conn-femelle-15-voies-1-rangee/dp/3584862?st=embase%20pcb,%202.54%20mm,%201%20rang%C3%A9e(s)%2015%20contact(s)</text:a></text:p>
          </table:table-cell>
          <table:table-cell table:style-name="ce30" office:value-type="string" calcext:value-type="string">
            <text:p>Pas sûre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RESET_L432KC_Open</text:p>
          </table:table-cell>
          <table:table-cell office:value-type="string" calcext:value-type="string">
            <text:p>RESET button for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MCU_Reset_Open</text:p>
          </table:table-cell>
          <table:table-cell office:value-type="string" calcext:value-type="string">
            <text:p>RESET button for RAK5146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X1303_Reset_Open</text:p>
          </table:table-cell>
          <table:table-cell office:value-type="string" calcext:value-type="string">
            <text:p>RESET button for SX1303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table:style-name="ce32" office:value-type="string" calcext:value-type="string">
            <text:p>Non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TANDBY_GPS_Open</text:p>
          </table:table-cell>
          <table:table-cell office:value-type="string" calcext:value-type="string">
            <text:p>Connecteur pour le mode StandBY du GPS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_controller</text:p>
          </table:table-cell>
          <table:table-cell office:value-type="string" calcext:value-type="string">
            <text:p>CAN speed controll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432K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<text:span text:style-name="T2">STM </text:span>NUCLEO32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NUCLEO-L432KC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nucleo-l432kc/carte-de-dev-nucleo-32/dp/2580786" xlink:type="simple">https://fr.farnell.com/stmicroelectronics/nucleo-l432kc/carte-de-dev-nucleo-32/dp/2580786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1, R2, R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805S8F0000T5E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805s8f0000t5e/res-couche-epaisse-0r-1-0-125w/dp/2309112?st=resistance%200r%200805" xlink:type="simple">https://fr.farnell.com/multicomp/mc0805s8f0000t5e/res-couche-epaisse-0r-1-0-125w/dp/2309112?st=resistance%200r%200805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1W08051100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1w08051100r/res-couche-epaisse-100r-1-0-1w/dp/9332375?st=resistance%20100%20ohm%200805" xlink:type="simple">https://fr.farnell.com/multicomp/mc01w08051100r/res-couche-epaisse-100r-1-0-1w/dp/9332375?st=resistance%20100%20ohm%200805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Logic gate NOT</text:p>
          </table:table-cell>
          <table:table-cell office:value-type="string" calcext:value-type="string">
            <text:p>ul_SN74HC04N:N14</text:p>
          </table:table-cell>
          <table:table-cell office:value-type="string" calcext:value-type="string">
            <text:p>SN74HC04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<text:a xlink:href="https://fr.farnell.com/texas-instruments/sn74hc04n/ic-hex-inverter-74hc04-dip14-5v/dp/3120432" xlink:type="simple">https://fr.farnell.com/texas-instruments/sn74hc04n/ic-hex-inverter-74hc04-dip14-5v/dp/3120432</text:a></text:p>
          </table:table-cell>
          <table:table-cell table:style-name="ce31" office:value-type="string" calcext:value-type="string">
            <text:p>Oui</text:p>
          </table:table-cell>
          <table:table-cell table:number-columns-repeated="1014"/>
        </table:table-row>
        <table:table-row table:style-name="ro3" table:number-rows-repeated="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4" table:number-columns-repeated="2"/>
          <table:table-cell table:style-name="ce28"/>
          <table:table-cell table:style-name="ce24"/>
          <table:table-cell table:style-name="Default" table:number-columns-repeated="3"/>
          <table:table-cell table:number-columns-repeated="1015"/>
        </table:table-row>
        <table:table-row table:style-name="ro3" table:number-rows-repeated="3">
          <table:table-cell table:style-name="Default" table:number-columns-repeated="2"/>
          <table:table-cell table:style-name="ce24" table:number-columns-repeated="4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Default"/>
          <table:table-cell table:style-name="ce24" table:number-columns-repeated="5"/>
          <table:table-cell table:style-name="Default" table:number-columns-repeated="3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4"/>
          <table:table-cell table:style-name="Default" table:number-columns-repeated="6"/>
          <table:table-cell table:number-columns-repeated="1015"/>
        </table:table-row>
        <table:table-row table:style-name="ro3">
          <table:table-cell table:style-name="Default" table:number-columns-repeated="2"/>
          <table:table-cell table:style-name="ce24" table:number-columns-repeated="4"/>
          <table:table-cell table:style-name="Default" table:number-columns-repeated="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7T11:05:18.118931900</dc:date>
    <meta:editing-duration>PT4H21M33S</meta:editing-duration>
    <meta:editing-cycles>14</meta:editing-cycles>
    <meta:generator>LibreOffice/7.3.7.2$Linux_X86_64 LibreOffice_project/30$Build-2</meta:generator>
    <meta:document-statistic meta:table-count="1" meta:cell-count="200" meta:object-count="0"/>
  </office:meta>
</office:document-meta>
</file>